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1">
      <loext:graphic-properties draw:fill-gradient-name="gradient" draw:fill-hatch-name="hatch"/>
      <style:paragraph-properties fo:margin-left="0cm" fo:margin-right="0cm" fo:margin-top="0cm" fo:margin-bottom="0.4cm" style:contextual-spacing="false" fo:line-height="150%" fo:orphans="2" fo:widows="2" fo:text-indent="0cm" style:auto-text-indent="false" fo:padding="0cm" fo:border="none"/>
    </style:style>
    <style:style style:name="P2"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text-transform="uppercase" fo:color="#3a3a3a" loext:opacity="100%" style:font-name="inherit" fo:font-size="14pt" fo:letter-spacing="normal" fo:font-style="normal" fo:font-weight="bold" loext:padding="0cm" loext:border="none"/>
    </style:style>
    <style:style style:name="P3" style:family="paragraph" style:parent-style-name="Standard">
      <style:text-properties style:font-name="Liberation Sans" fo:font-size="12pt" style:font-size-asian="12pt" style:font-size-complex="12pt"/>
    </style:style>
    <style:style style:name="P4" style:family="paragraph" style:parent-style-name="Standard">
      <style:text-properties style:font-name="Liberation Sans" fo:font-size="12pt" officeooo:paragraph-rsid="0011bac0" style:font-size-asian="12pt" style:font-size-complex="12pt"/>
    </style:style>
    <style:style style:name="P5" style:family="paragraph" style:parent-style-name="Standard">
      <style:text-properties style:font-name="Liberation Sans"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14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14pt" fo:letter-spacing="normal" fo:font-style="normal" fo:font-weight="normal" loext:padding="0cm" loext:border="none"/>
    </style:style>
    <style:style style:name="P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14pt" fo:letter-spacing="normal" fo:font-style="normal" fo:font-weight="normal" loext:padding="0cm" loext:border="none"/>
    </style:style>
    <style:style style:name="P9"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14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92e" loext:opacity="100%" style:font-name="inherit" fo:font-size="14pt" fo:letter-spacing="normal" fo:font-style="normal" fo:font-weight="normal" loext:padding="0cm" loext:border="none"/>
    </style:style>
    <style:style style:name="T1" style:family="text">
      <style:text-properties fo:font-variant="normal" fo:text-transform="none" fo:color="#3a3a3a" loext:opacity="100%" style:font-name="Liberation Sans" fo:font-size="16pt" fo:letter-spacing="normal" fo:font-style="normal" fo:font-weight="bold" style:font-size-asian="16pt" style:font-size-complex="16pt"/>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esenvolvedor Delphi - Regional Minas</text:span></text:h>
      <text:p text:style-name="P5">DESCRIÇÃO DA VAGA</text:p>
      <text:p text:style-name="P3">Como Desenvolvedor Delphi na Montreal, você fará parte de uma das melhores empresas de tecnologia do Brasil. Nossa trajetória iniciou há mais de trinta anos com uma pequena equipe de engenharia apaixonada por inovação. Em 1986, pessoas visionárias fizeram um compromisso com a tecnologia e sua capacidade de transformar o mundo. Aquele, seria apenas o começo de uma trajetória que nos tornou referência sólida no mercado e uma das melhores empresas para se trabalhar.</text:p>
      <text:p text:style-name="P3"/>
      <text:p text:style-name="P5">RESPONSABILIDADES E ATRIBUIÇÕES</text:p>
      <text:p text:style-name="P3">Implementação de software por meio de codificação envolvendo a publicação (deploy) dos sistemas desenvolvidos nos ambientes do Banco;</text:p>
      <text:p text:style-name="P3">Sustentação de software codificado em tecnologias consideradas legadas, com modificações e intervenções tempestivas e pontuais, objetivando manter a disponibilidade, estabilidade, desempenho e adequação às necessidades do negócio;</text:p>
      <text:p text:style-name="P3">Construção de API’s, personalizando integrações;</text:p>
      <text:p text:style-name="P3">Documentação do software entregue, prezando pela simplicidade proposta pelos<text:line-break/>métodos ágeis;</text:p>
      <text:p text:style-name="P3">Construção e desenvolvimentos de software orientados a testes (TDD);</text:p>
      <text:p text:style-name="P3">Criação de banco de dados e integração com outras aplicações;</text:p>
      <text:p text:style-name="P3">Avaliação e implantação de desempenho de monitoramento das aplicações.</text:p>
      <text:p text:style-name="P3"/>
      <text:p text:style-name="P5">REQUISITOS E QUALIFICAÇÕES</text:p>
      <text:p text:style-name="P3">Conhecer das principais linguagens de programação utilizadas no desenvolvimento<text:line-break/>back end;</text:p>
      <text:p text:style-name="P3">Domínio de paradigma de programação orientada a objetos ou paradigma de programação funcional;</text:p>
      <text:p text:style-name="P3">Conhecimento para construção de API’s, personalizando integrações;</text:p>
      <text:p text:style-name="P3">Domínio dos processos de versionamento de código e de Integração Contínua;</text:p>
      <text:p text:style-name="P3">Domínio dos processos de desenvolvimentos de software orientados a testes (TDD);</text:p>
      <text:p text:style-name="P3">Criação de banco de dados e integração com outras aplicações;</text:p>
      <text:p text:style-name="P3">Avaliação e melhorias de desempenho das aplicações;</text:p>
      <text:p text:style-name="P3">Conhecimento das boas práticas do Manifesto Ágil e metodologias ágeis.</text:p>
      <text:p text:style-name="P3"/>
      <text:p text:style-name="P5">INFORMAÇÕES ADICIONAIS</text:p>
      <text:p text:style-name="P3">Plano de Saúde; </text:p>
      <text:p text:style-name="P3">Plano Odontológico; </text:p>
      <text:p text:style-name="P3">Seguro de Vida; </text:p>
      <text:p text:style-name="P3">Vale-transporte; </text:p>
      <text:p text:style-name="P3">Vale-refeição; </text:p>
      <text:p text:style-name="P3">Clube de Vantagens com ampla rede de parceiros; </text:p>
      <text:p text:style-name="P3">Day-off de aniversário; </text:p>
      <text:p text:style-name="P4">Horário flexível.</text:p>
      <text:p text:style-name="P4"><text:s/></text:p>
      <text:p text:style-name="P5">SOMOS GPTW</text:p>
      <text:p text:style-name="P3">Empresas são feitas de pessoas e para pessoas, e a Certificação Great Place To Work que a Montreal carrega, é um símbolo da construção contínua de um ambiente de colaboração e respeito. Quer saber porque somos uma das melhores empresas para se trabalhar?</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3T09:15:27.040000000</meta:creation-date>
    <dc:date>2022-11-23T09:21:26.031000000</dc:date>
    <meta:editing-duration>PT5M59S</meta:editing-duration>
    <meta:editing-cycles>2</meta:editing-cycles>
    <meta:generator>LibreOffice/7.2.2.2$Windows_X86_64 LibreOffice_project/02b2acce88a210515b4a5bb2e46cbfb63fe97d56</meta:generator>
    <meta:document-statistic meta:table-count="0" meta:image-count="0" meta:object-count="0" meta:page-count="1" meta:paragraph-count="32" meta:word-count="327" meta:character-count="2324" meta:non-whitespace-character-count="2020"/>
  </office:meta>
</office:document-meta>
</file>